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T1" style:family="text">
      <style:text-properties fo:color="#0000f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p>
      <text:p text:style-name="P1"><text:tab/>20-November-2010, St</text:p>
      <text:p text:style-name="P1">-------------------------------------------------------------------------------------------------------------------------------</text:p>
      <text:p text:style-name="P1"><text:span text:style-name="T1">[N1]</text:span> The brain, like any other "living" thing, requires (prefer) a comfortable "living" environment.</text:p>
      <text:p text:style-name="P1">Shortly, it prefer "static" world as well -- it prefers to operate with the same performance all the time. No more, no less.</text:p>
      <text:p text:style-name="P1"/>
      <text:p text:style-name="P1">If there are two much activity around, and the input senses provide too much information to the brain, it will devote all its time and "energy" to processing that input and will just reflect the world.</text:p>
      <text:p text:style-name="P1"/>
      <text:p text:style-name="P1">If senses do not bring new information, the brain generate "the food for chewing" itself. This is where the creativity comes from...</text:p>
      <text:p text:style-name="P1"/>
      <text:p text:style-name="P1"><text:span text:style-name="T1">[N2]</text:span> Happy people cannot be creative, because, they are satisfied with what they have.</text:p>
      <text:p text:style-name="P1">Only those who want to change the world around them are capable to introduce something new.</text:p>
      <text:p text:style-name="P1"/>
      <text:p text:style-name="P1"><text:span text:style-name="T1">[N3]</text:span> "Normal" people (majority) cannot create new out-of-box things. All normal people by definition are the same, with similar capabilities, the same view on the world, and so on. All new ideas quickly will be generated and picked up.</text:p>
      <text:p text:style-name="P1"/>
      <text:p text:style-name="P1">The "crazy" people, minority with "wierd" thinking are those who bring something new. And, of course, orinigally their ideas will be viewed by "normal" poeple as crazy. Because, this is outside of their box.</text:p>
      <text:p text:style-name="P1"/>
      <text:p text:style-name="P1"/>
      <text:p text:style-name="P1">-------------------------------------------------------------------------------------------------------------------------------</text:p>
      <text:p text:style-name="P1"><text:tab/>24-November-2010, Wn</text:p>
      <text:p text:style-name="P1">-------------------------------------------------------------------------------------------------------------------------------</text:p>
      <text:p text:style-name="P1"><text:span text:style-name="T1">[N1]</text:span> The ultimate "picture" of any your creation is in your mind. And you cannot move it to the paper.</text:p>
      <text:p text:style-name="P1">Paper can only capture some elements (landmarks) of that picture.</text:p>
      <text:p text:style-name="P1"/>
      <text:p text:style-name="P1">Therefore, the idea -- to use the paper for creating "a map" of your mind creation (which, in its entirety, stays in the brain only) and, later, use that map for "accessing" the "real thing". As such, the paper doesn't have to be complete, coherent, or "in-full" (providing all details). It just captures and holds the essencial (for retrieval) elements of the "product" existing in the mind.</text:p>
      <text:p text:style-name="P1"/>
      <text:p text:style-name="P1">Also, remember, that the thing-in-mind (TIM) is "alive" -- it changes shape, contents, adding, modifiying, or removing its elements and interactions between them. To make it more stable (static) -- you have to maintain that shape by constanty accessing the TIM.</text:p>
      <text:p text:style-name="P1"/>
      <text:p text:style-name="P1"><text:span text:style-name="T1">[N2]</text:span> Talking about ideas and stuff...</text:p>
      <text:p text:style-name="P1">People like and expect material things. Your idea worth something only if it transformed into physical thing.</text:p>
      <text:p text:style-name="P1"/>
      <text:p text:style-name="P1"><text:span text:style-name="T1">[N3]</text:span> Some people want to be who they are not and never meant to be.</text:p>
      <text:p text:style-name="P1">Then, it become a lifetime struggle for them, which may expose all their worst part -- such as greed, deceptions, anger, ...</text:p>
      <text:p text:style-name="P1">Try to understand what you can do the best. What things takes no efforts from you and bring <text:s/>you joy. Then, stick with that and perfect yourself to be the best in that area.</text:p>
      <text:p text:style-name="P1"/>
      <text:p text:style-name="P1"><text:span text:style-name="T1">[N4]</text:span> Any product, any new thing should be first built in your brain.</text:p>
      <text:p text:style-name="P1">So, mentally move yourself into your mind and "participate" (as insider) in the process of construction.</text:p>
      <text:p text:style-name="P1">The ulitmate goal -- to make something coherent, which can be transfered to the external world.</text:p>
      <text:p text:style-name="P1"/>
      <text:p text:style-name="P1">The idea -- work completely inside of <text:s/>your mind (meditate) first. Do not jump in and out. Working outside may be destructive:</text:p>
      <text:p text:style-name="P1">a) the switching overhead</text:p>
      <text:p text:style-name="P1">b) the in-mind "design" may fall apart during "your absense" (it requires your energy to keep its shape).</text:p>
      <text:p text:style-name="P1"><text:soft-page-break/></text:p>
      <text:p text:style-name="P1">-------------------------------------------------------------------------------------------------------------------------------</text:p>
      <text:p text:style-name="P1"><text:tab/>02-November-2010, Th</text:p>
      <text:p text:style-name="P1">-------------------------------------------------------------------------------------------------------------------------------</text:p>
      <text:p text:style-name="P1"><text:span text:style-name="T1">[N1]</text:span> The French sayng goes: "The more something changes, the more it stays the same".</text:p>
      <text:p text:style-name="P1">Why? It doesn't seem right.</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8M41S</meta:editing-duration>
    <meta:editing-cycles>17</meta:editing-cycles>
    <meta:generator>OpenOffice.org/3.3$Win32 OpenOffice.org_project/330m20$Build-9567</meta:generator>
    <dc:date>2011-07-10T09:12:54.83</dc:date>
    <dc:creator>Yuri Tolstov</dc:creator>
    <meta:document-statistic meta:table-count="0" meta:image-count="0" meta:object-count="0" meta:page-count="2" meta:paragraph-count="34" meta:word-count="551" meta:character-count="3966"/>
    <meta:user-defined meta:name="Info 1"/>
    <meta:user-defined meta:name="Info 2"/>
    <meta:user-defined meta:name="Info 3"/>
    <meta:user-defined meta:name="Info 4"/>
  </office:meta>
</office:document-meta>
</file>